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Verdana" svg:font-family="Verdana, Arial, sans-serif"/>
    <style:font-face style:name="Verdana2" svg:font-family="Verdana" style:font-family-generic="swiss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Impact" fo:font-size="22pt" officeooo:rsid="001f3dfe" officeooo:paragraph-rsid="001f3dfe" style:font-size-asian="22pt" style:font-size-complex="22pt"/>
    </style:style>
    <style:style style:name="P2" style:family="paragraph" style:parent-style-name="Standard">
      <style:paragraph-properties fo:line-height="100%" fo:text-align="center" style:justify-single-word="false"/>
      <style:text-properties fo:font-size="11pt" officeooo:rsid="001f3dfe" officeooo:paragraph-rsid="001f3dfe" style:font-size-asian="11pt" style:font-size-complex="11pt"/>
    </style:style>
    <style:style style:name="P3" style:family="paragraph" style:parent-style-name="Standard" style:master-page-name="">
      <loext:graphic-properties draw:fill-image-width="0cm" draw:fill-image-height="0cm"/>
      <style:paragraph-properties fo:line-height="100%" fo:text-align="start" style:justify-single-word="false" style:page-number="auto" fo:padding="0.074cm" fo:border-left="none" fo:border-right="none" fo:border-top="none" fo:border-bottom="0.06pt solid #000000" style:join-border="false"/>
      <style:text-properties style:font-name="Impact" fo:font-size="12pt" officeooo:rsid="001f3dfe" officeooo:paragraph-rsid="001f3dfe" style:font-size-asian="12pt" style:font-size-complex="12pt"/>
    </style:style>
    <style:style style:name="P4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Verdana1" fo:font-size="8pt" fo:letter-spacing="normal" fo:font-style="normal" fo:font-weight="normal" officeooo:rsid="001f3dfe" officeooo:paragraph-rsid="001f3dfe" style:font-size-asian="8pt" style:font-size-complex="8pt"/>
    </style:style>
    <style:style style:name="P5" style:family="paragraph" style:parent-style-name="Text_20_body">
      <style:paragraph-properties fo:line-height="100%"/>
      <style:text-properties officeooo:paragraph-rsid="001f80cf"/>
    </style:style>
    <style:style style:name="P6" style:family="paragraph" style:parent-style-name="Text_20_body">
      <style:paragraph-properties fo:line-height="100%"/>
      <style:text-properties style:font-name="Liberation Serif" fo:font-size="10pt" officeooo:rsid="001f80cf" officeooo:paragraph-rsid="001f80cf" style:font-size-asian="10pt" style:font-size-complex="10pt"/>
    </style:style>
    <style:style style:name="P7" style:family="paragraph" style:parent-style-name="Text_20_body">
      <style:paragraph-properties fo:line-height="100%"/>
      <style:text-properties style:font-name="Liberation Serif" fo:font-size="10pt" officeooo:paragraph-rsid="0022281f"/>
    </style:style>
    <style:style style:name="P8" style:family="paragraph" style:parent-style-name="Text_20_body">
      <style:paragraph-properties fo:line-height="100%"/>
      <style:text-properties style:font-name="Liberation Serif" fo:font-size="10pt" style:text-underline-style="none" officeooo:rsid="00286f7c" officeooo:paragraph-rsid="00289210" style:font-size-asian="10pt" style:font-size-complex="10pt"/>
    </style:style>
    <style:style style:name="P9" style:family="paragraph" style:parent-style-name="Text_20_body">
      <style:paragraph-properties fo:line-height="100%"/>
      <style:text-properties style:font-name="Verdana1" fo:font-size="8pt" officeooo:paragraph-rsid="001f80cf" style:font-size-asian="8pt" style:font-size-complex="8pt"/>
    </style:style>
    <style:style style:name="P10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1f3dfe" officeooo:paragraph-rsid="001f3dfe" style:font-size-asian="10pt" style:font-size-complex="10pt"/>
    </style:style>
    <style:style style:name="P11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P12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officeooo:rsid="002108eb" officeooo:paragraph-rsid="002108eb" style:font-size-asian="10pt" style:font-size-complex="10pt"/>
    </style:style>
    <style:style style:name="P13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1f3dfe" officeooo:paragraph-rsid="001f80cf" style:font-size-asian="8.75pt" style:font-weight-asian="bold" style:font-size-complex="10pt" style:font-weight-complex="bold"/>
    </style:style>
    <style:style style:name="P14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f3dfe" officeooo:paragraph-rsid="001f80cf" style:font-size-asian="12pt" style:font-size-complex="12pt"/>
    </style:style>
    <style:style style:name="P15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1pt" fo:letter-spacing="normal" fo:font-style="normal" fo:font-weight="normal" officeooo:rsid="001f80cf" officeooo:paragraph-rsid="001f80cf" style:font-size-asian="11pt" style:font-size-complex="11pt"/>
    </style:style>
    <style:style style:name="P16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Verdana1" fo:font-size="8pt" fo:letter-spacing="normal" fo:font-style="normal" fo:font-weight="normal" style:font-size-asian="8pt" style:font-size-complex="8pt"/>
    </style:style>
    <style:style style:name="P17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Verdana1" fo:font-size="8pt" fo:letter-spacing="normal" fo:font-style="normal" fo:font-weight="normal" officeooo:rsid="001f3dfe" officeooo:paragraph-rsid="001f80cf" style:font-size-asian="8pt" style:font-size-complex="8pt"/>
    </style:style>
    <style:style style:name="P18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  <style:text-properties fo:font-variant="normal" fo:text-transform="none" fo:color="#000000" style:font-name="Impact" fo:font-size="12pt" fo:letter-spacing="normal" fo:font-style="normal" fo:font-weight="normal" officeooo:rsid="001f3dfe" officeooo:paragraph-rsid="001f3dfe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.146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officeooo:rsid="001f3dfe" officeooo:paragraph-rsid="001f3dfe" style:font-size-asian="8.75pt" style:font-size-complex="10pt"/>
    </style:style>
    <style:style style:name="P20" style:family="paragraph" style:parent-style-name="Text_20_body">
      <style:paragraph-properties fo:margin-left="0cm" fo:margin-right="0cm" fo:margin-top="0cm" fo:margin-bottom="0.146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officeooo:rsid="001f80cf" officeooo:paragraph-rsid="001f3dfe" style:font-size-asian="8.75pt" style:font-size-complex="10pt"/>
    </style:style>
    <style:style style:name="P21" style:family="paragraph" style:parent-style-name="Text_20_body">
      <style:paragraph-properties fo:margin-left="0cm" fo:margin-right="0cm" fo:margin-top="0cm" fo:margin-bottom="0.146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f3dfe" officeooo:paragraph-rsid="001f3dfe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.146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Verdana1" fo:font-size="8pt" fo:letter-spacing="normal" fo:font-style="normal" fo:font-weight="normal" officeooo:rsid="001f3dfe" officeooo:paragraph-rsid="001f3dfe" style:font-size-asian="8pt" style:font-size-complex="8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size="10pt" fo:font-weight="bold" officeooo:rsid="00289210" officeooo:paragraph-rsid="00289210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size="10pt" officeooo:paragraph-rsid="00289210" style:font-size-asian="10pt" style:font-size-complex="10pt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size="10pt" officeooo:paragraph-rsid="0029cb5d" style:font-size-asian="10pt" style:font-size-complex="10pt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size="10pt" officeooo:rsid="00289210" officeooo:paragraph-rsid="0029cb5d" style:font-size-asian="10pt" style:font-size-complex="10pt"/>
    </style:style>
    <style:style style:name="P27" style:family="paragraph" style:parent-style-name="Text_20_body">
      <style:paragraph-properties fo:line-height="100%" fo:padding="0.074cm" fo:border-left="none" fo:border-right="none" fo:border-top="none" fo:border-bottom="0.06pt solid #000000" style:join-border="false"/>
      <style:text-properties style:font-name="Impact" fo:font-size="12pt" officeooo:rsid="001f80cf" officeooo:paragraph-rsid="001f80cf" style:font-size-asian="10.5pt" style:font-size-complex="12pt"/>
    </style:style>
    <style:style style:name="P28" style:family="paragraph" style:parent-style-name="Text_20_body">
      <style:paragraph-properties fo:line-height="100%"/>
      <style:text-properties style:font-name="Liberation Serif" fo:font-size="10pt" officeooo:rsid="001f80cf" officeooo:paragraph-rsid="0022281f" style:font-size-asian="8.75pt" style:font-size-complex="10pt"/>
    </style:style>
    <style:style style:name="P29" style:family="paragraph" style:parent-style-name="Text_20_body">
      <style:paragraph-properties fo:line-height="100%" fo:text-align="start" style:justify-single-word="false"/>
      <style:text-properties style:font-name="Liberation Serif" fo:font-size="10pt" style:text-underline-style="none" officeooo:rsid="00286f7c" officeooo:paragraph-rsid="00289210" style:font-size-asian="10pt" style:font-size-complex="10pt"/>
    </style:style>
    <style:style style:name="P30" style:family="paragraph" style:parent-style-name="Text_20_body" style:list-style-name="L1">
      <style:paragraph-properties fo:line-height="100%"/>
      <style:text-properties fo:font-variant="normal" fo:text-transform="none" fo:color="#000000" style:font-name="Verdana" fo:font-size="7pt" fo:letter-spacing="normal" fo:font-style="normal" fo:font-weight="normal" officeooo:paragraph-rsid="0022281f" style:font-size-asian="7pt" style:font-size-complex="7pt"/>
    </style:style>
    <style:style style:name="P31" style:family="paragraph" style:parent-style-name="Text_20_body" style:list-style-name="L1">
      <style:paragraph-properties fo:line-height="100%"/>
      <style:text-properties fo:font-variant="normal" fo:text-transform="none" fo:color="#000000" style:font-name="Verdana" fo:font-size="7pt" fo:letter-spacing="normal" fo:font-style="normal" fo:font-weight="normal" officeooo:paragraph-rsid="002724dc" style:font-size-asian="7pt" style:font-size-complex="7pt"/>
    </style:style>
    <style:style style:name="P32" style:family="paragraph" style:parent-style-name="Text_20_body" style:list-style-name="L1">
      <style:paragraph-properties fo:line-height="100%"/>
      <style:text-properties fo:font-variant="normal" fo:text-transform="none" fo:color="#000000" style:font-name="Verdana" fo:font-size="7pt" fo:letter-spacing="normal" fo:font-style="normal" fo:font-weight="normal" officeooo:rsid="001fd7d2" officeooo:paragraph-rsid="0022281f" style:font-size-asian="7pt" style:font-size-complex="7pt"/>
    </style:style>
    <style:style style:name="P33" style:family="paragraph" style:parent-style-name="Text_20_body" style:list-style-name="L1">
      <style:paragraph-properties fo:line-height="100%"/>
      <style:text-properties fo:font-variant="normal" fo:text-transform="none" fo:color="#000000" style:font-name="Verdana" fo:font-size="7pt" fo:letter-spacing="normal" fo:font-style="normal" style:text-underline-style="solid" style:text-underline-width="auto" style:text-underline-color="font-color" fo:font-weight="normal" officeooo:rsid="0022281f" officeooo:paragraph-rsid="0022281f" style:font-size-asian="7pt" style:font-size-complex="7pt"/>
    </style:style>
    <style:style style:name="P34" style:family="paragraph" style:parent-style-name="Text_20_body" style:list-style-name="L2">
      <style:paragraph-properties fo:line-height="100%"/>
      <style:text-properties fo:font-variant="normal" fo:text-transform="none" fo:color="#000000" style:font-name="Verdana" fo:font-size="7pt" fo:letter-spacing="normal" fo:font-style="normal" style:text-underline-style="none" fo:font-weight="normal" officeooo:rsid="00289210" officeooo:paragraph-rsid="00289210" style:font-size-asian="7pt" style:font-size-complex="7pt"/>
    </style:style>
    <style:style style:name="P35" style:family="paragraph" style:parent-style-name="Text_20_body" style:list-style-name="L2">
      <style:paragraph-properties fo:line-height="100%"/>
      <style:text-properties fo:font-variant="normal" fo:text-transform="none" fo:color="#000000" style:font-name="Verdana" fo:font-size="7pt" fo:letter-spacing="normal" fo:font-style="normal" style:text-underline-style="none" fo:font-weight="normal" officeooo:rsid="00289210" officeooo:paragraph-rsid="0029cb5d" style:font-size-asian="7pt" style:font-size-complex="7pt"/>
    </style:style>
    <style:style style:name="P36" style:family="paragraph" style:parent-style-name="Text_20_body" style:list-style-name="L2">
      <style:paragraph-properties fo:line-height="100%"/>
      <style:text-properties fo:font-variant="normal" fo:text-transform="none" fo:color="#000000" style:font-name="Verdana" fo:font-size="7pt" fo:letter-spacing="normal" fo:font-style="normal" style:text-underline-style="none" fo:font-weight="normal" officeooo:rsid="0029cb5d" officeooo:paragraph-rsid="0029cb5d" style:font-size-asian="7pt" style:font-size-complex="7pt"/>
    </style:style>
    <style:style style:name="P37" style:family="paragraph" style:parent-style-name="Text_20_body">
      <style:paragraph-properties fo:line-height="100%"/>
      <style:text-properties fo:font-variant="normal" fo:text-transform="none" fo:color="#000000" style:font-name="Impact" fo:font-size="12pt" fo:letter-spacing="normal" fo:font-style="normal" style:text-underline-style="none" fo:font-weight="normal" officeooo:rsid="0029cb5d" officeooo:paragraph-rsid="0029cb5d" style:font-size-asian="10.5pt" style:font-weight-asian="bold" style:font-size-complex="12pt" style:font-weight-complex="bold"/>
    </style:style>
    <style:style style:name="P38" style:family="paragraph" style:parent-style-name="Text_20_body" style:list-style-name="L2">
      <style:paragraph-properties fo:line-height="100%"/>
      <style:text-properties fo:font-variant="normal" fo:text-transform="none" fo:color="#000000" style:font-name="Verdana1" fo:font-size="7pt" fo:letter-spacing="normal" fo:font-style="normal" style:text-underline-style="none" fo:font-weight="normal" officeooo:rsid="00286f7c" officeooo:paragraph-rsid="00286f7c" style:font-size-asian="7pt" style:font-size-complex="7pt"/>
    </style:style>
    <style:style style:name="P39" style:family="paragraph" style:parent-style-name="Text_20_body" style:list-style-name="L2">
      <style:paragraph-properties fo:line-height="100%"/>
      <style:text-properties fo:font-variant="normal" fo:text-transform="none" fo:color="#000000" style:font-name="Verdana1" fo:font-size="7pt" fo:letter-spacing="normal" fo:font-style="normal" style:text-underline-style="none" fo:font-weight="normal" officeooo:rsid="00286f7c" officeooo:paragraph-rsid="0029cb5d" style:font-size-asian="7pt" style:font-size-complex="7pt"/>
    </style:style>
    <style:style style:name="P40" style:family="paragraph" style:parent-style-name="Text_20_body" style:list-style-name="L1">
      <style:paragraph-properties fo:line-height="100%"/>
      <style:text-properties fo:font-size="7pt" officeooo:paragraph-rsid="0022281f" style:font-size-asian="7pt" style:font-size-complex="7pt"/>
    </style:style>
    <style:style style:name="P41" style:family="paragraph" style:parent-style-name="Text_20_body" style:list-style-name="L2">
      <style:paragraph-properties fo:line-height="100%"/>
      <style:text-properties fo:font-size="7pt" officeooo:rsid="00289210" officeooo:paragraph-rsid="00289210" style:font-size-asian="7pt" style:font-size-complex="7pt"/>
    </style:style>
    <style:style style:name="P42" style:family="paragraph" style:parent-style-name="Text_20_body" style:list-style-name="L2">
      <style:paragraph-properties fo:line-height="100%"/>
      <style:text-properties fo:font-size="7pt" officeooo:rsid="00289210" officeooo:paragraph-rsid="0029cb5d" style:font-size-asian="7pt" style:font-size-complex="7pt"/>
    </style:style>
    <style:style style:name="P43" style:family="paragraph" style:parent-style-name="Text_20_body">
      <style:paragraph-properties fo:line-height="100%" fo:padding="0.074cm" fo:border-left="none" fo:border-right="none" fo:border-top="none" fo:border-bottom="0.06pt solid #000000" style:join-border="false"/>
      <style:text-properties style:font-name="Impact" officeooo:rsid="001fd7d2" officeooo:paragraph-rsid="001fd7d2"/>
    </style:style>
    <style:style style:name="P44" style:family="paragraph" style:parent-style-name="Text_20_body">
      <style:paragraph-properties fo:line-height="100%" fo:padding="0.074cm" fo:border-left="none" fo:border-right="none" fo:border-top="none" fo:border-bottom="0.06pt solid #000000" style:join-border="false"/>
      <style:text-properties fo:font-variant="normal" fo:text-transform="none" fo:color="#000000" style:font-name="Impact" fo:font-size="12pt" fo:letter-spacing="normal" fo:font-style="normal" style:text-underline-style="none" fo:font-weight="normal" officeooo:rsid="0029cb5d" officeooo:paragraph-rsid="0029cb5d" style:font-size-asian="10.5pt" style:font-weight-asian="bold" style:font-size-complex="12pt" style:font-weight-complex="bold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size="10pt" fo:font-weight="bold" officeooo:rsid="00289210" officeooo:paragraph-rsid="0029cb5d" style:font-size-asian="10pt" style:font-weight-asian="bold" style:font-size-complex="10pt" style:font-weight-complex="bold"/>
    </style:style>
    <style:style style:name="P46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Verdana1" fo:font-size="8pt" fo:letter-spacing="normal" fo:font-style="normal" fo:font-weight="normal" officeooo:paragraph-rsid="002a8d73" style:font-size-asian="8pt" style:font-size-complex="8pt"/>
    </style:style>
    <style:style style:name="T1" style:family="text">
      <style:text-properties officeooo:rsid="001f3dfe"/>
    </style:style>
    <style:style style:name="T2" style:family="text">
      <style:text-properties style:font-name="Liberation Serif" fo:font-size="10pt" style:font-size-asian="10pt" style:font-size-complex="10pt"/>
    </style:style>
    <style:style style:name="T3" style:family="text">
      <style:text-properties style:font-name="Liberation Serif" fo:font-size="10pt" fo:font-weight="bold" officeooo:rsid="001f80cf" style:font-size-asian="10pt" style:font-weight-asian="bold" style:font-size-complex="10pt" style:font-weight-complex="bold"/>
    </style:style>
    <style:style style:name="T4" style:family="text">
      <style:text-properties fo:font-size="11pt" fo:font-weight="bold" officeooo:rsid="001f80cf" style:font-size-asian="11pt" style:font-weight-asian="bold" style:font-size-complex="11pt" style:font-weight-complex="bold"/>
    </style:style>
    <style:style style:name="T5" style:family="text">
      <style:text-properties fo:font-size="10pt" officeooo:rsid="001f80cf" style:font-size-asian="8.75pt" style:font-size-complex="10pt"/>
    </style:style>
    <style:style style:name="T6" style:family="text">
      <style:text-properties fo:font-size="10pt" fo:font-weight="bold" officeooo:rsid="001f80cf" style:font-size-asian="8.75pt" style:font-weight-asian="bold" style:font-size-complex="10pt" style:font-weight-complex="bold"/>
    </style:style>
    <style:style style:name="T7" style:family="text">
      <style:text-properties fo:font-variant="normal" fo:text-transform="none" fo:color="#000000" fo:font-size="9pt" fo:letter-spacing="normal" fo:font-style="normal" fo:font-weight="normal" officeooo:rsid="001f80cf" style:font-size-asian="8.75pt" style:font-size-complex="10pt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10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000000" style:font-name="Verdana" fo:letter-spacing="normal" fo:font-style="normal" fo:font-weight="normal"/>
    </style:style>
    <style:style style:name="T12" style:family="text">
      <style:text-properties fo:font-variant="normal" fo:text-transform="none" fo:color="#000000" style:font-name="Verdana" fo:letter-spacing="normal" fo:font-style="normal" fo:font-weight="normal" officeooo:rsid="00259d47"/>
    </style:style>
    <style:style style:name="T13" style:family="text">
      <style:text-properties fo:font-variant="normal" fo:text-transform="none" fo:color="#000000" style:font-name="Verdana" fo:letter-spacing="normal" fo:font-style="normal" style:text-underline-style="none" fo:font-weight="normal"/>
    </style:style>
    <style:style style:name="T14" style:family="text">
      <style:text-properties fo:font-variant="normal" fo:text-transform="none" fo:color="#000000" style:font-name="Verdana" fo:letter-spacing="normal" fo:font-style="normal" style:text-underline-style="none" fo:font-weight="normal" officeooo:rsid="0029cb5d"/>
    </style:style>
    <style:style style:name="T15" style:family="text">
      <style:text-properties fo:font-variant="normal" fo:text-transform="none" fo:color="#000000" style:font-name="Verdana1" fo:letter-spacing="normal" fo:font-style="normal" fo:font-weight="normal"/>
    </style:style>
    <style:style style:name="T16" style:family="text">
      <style:text-properties fo:font-variant="normal" fo:text-transform="none" fo:color="#000000" style:font-name="Verdana1" fo:font-size="8pt" fo:letter-spacing="normal" fo:font-style="normal" fo:font-weight="normal" style:font-size-asian="8pt" style:font-size-complex="8pt"/>
    </style:style>
    <style:style style:name="T17" style:family="text">
      <style:text-properties fo:font-variant="normal" fo:text-transform="none" fo:color="#000000" style:font-name="Verdana1" fo:font-size="8pt" fo:letter-spacing="normal" fo:font-style="normal" fo:font-weight="normal" officeooo:rsid="002108eb" style:font-size-asian="8pt" style:font-size-complex="8pt"/>
    </style:style>
    <style:style style:name="T18" style:family="text">
      <style:text-properties fo:font-variant="normal" fo:text-transform="none" fo:color="#000000" style:font-name="Verdana1" fo:font-size="8pt" fo:letter-spacing="normal" fo:font-style="normal" fo:font-weight="normal" officeooo:rsid="002a75c8" style:font-size-asian="8pt" style:font-size-complex="8pt"/>
    </style:style>
    <style:style style:name="T19" style:family="text">
      <style:text-properties fo:font-variant="normal" fo:text-transform="none" fo:color="#000000" style:font-name="Verdana1" fo:font-size="8pt" fo:letter-spacing="normal" fo:font-style="normal" fo:font-weight="normal" officeooo:rsid="002a8d73" style:font-size-asian="8pt" style:font-size-complex="8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9cb5d" style:font-weight-asian="normal" style:font-weight-complex="normal"/>
    </style:style>
    <style:style style:name="T22" style:family="text">
      <style:text-properties style:font-name="Verdana1" fo:font-size="8pt" style:font-size-asian="8pt" style:font-size-complex="8pt"/>
    </style:style>
    <style:style style:name="T23" style:family="text">
      <style:text-properties style:font-name="Verdana1" fo:font-size="8pt" officeooo:rsid="001f80cf" style:font-size-asian="8pt" style:font-size-complex="8pt"/>
    </style:style>
    <style:style style:name="T24" style:family="text">
      <style:text-properties style:font-name="Verdana1" fo:font-size="8pt" fo:background-color="transparent" loext:char-shading-value="0" style:font-size-asian="8pt" style:font-size-complex="8pt"/>
    </style:style>
    <style:style style:name="T25" style:family="text">
      <style:text-properties style:font-name="Verdana1" fo:font-size="8pt" style:text-underline-style="solid" style:text-underline-width="auto" style:text-underline-color="font-color" style:font-size-asian="8pt" style:font-size-complex="8pt"/>
    </style:style>
    <style:style style:name="T26" style:family="text">
      <style:text-properties officeooo:rsid="001f80cf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f80cf" style:font-weight-asian="bold" style:font-weight-complex="bold"/>
    </style:style>
    <style:style style:name="T29" style:family="text">
      <style:text-properties fo:font-weight="bold" officeooo:rsid="00289210" style:font-weight-asian="bold" style:font-weight-complex="bold"/>
    </style:style>
    <style:style style:name="T30" style:family="text">
      <style:text-properties fo:font-weight="bold" officeooo:rsid="0029cb5d" style:font-weight-asian="bold" style:font-weight-complex="bold"/>
    </style:style>
    <style:style style:name="T31" style:family="text">
      <style:text-properties style:font-name="Verdana2" fo:font-size="8pt" style:font-size-asian="8pt" style:font-size-complex="8pt"/>
    </style:style>
    <style:style style:name="T32" style:family="text">
      <style:text-properties style:font-name="Verdana2" fo:font-size="8pt" officeooo:rsid="001f80cf" style:font-size-asian="8pt" style:font-size-complex="8pt"/>
    </style:style>
    <style:style style:name="T33" style:family="text">
      <style:text-properties style:font-name="Verdana2" fo:font-size="8pt" fo:font-weight="bold" officeooo:rsid="001f80cf" style:font-size-asian="8pt" style:font-weight-asian="bold" style:font-size-complex="8pt" style:font-weight-complex="bold"/>
    </style:style>
    <style:style style:name="T34" style:family="text">
      <style:text-properties officeooo:rsid="00259d47"/>
    </style:style>
    <style:style style:name="T35" style:family="text">
      <style:text-properties officeooo:rsid="002724dc"/>
    </style:style>
    <style:style style:name="T36" style:family="text">
      <style:text-properties officeooo:rsid="00289210"/>
    </style:style>
    <style:style style:name="T37" style:family="text">
      <style:text-properties officeooo:rsid="002a75c8"/>
    </style:style>
    <style:style style:name="T38" style:family="text">
      <style:text-properties officeooo:rsid="002a8d73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587cm" fo:min-width="18.5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587cm" fo:min-width="18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a1" draw:style-name="gr1" svg:width="18.523cm" svg:height="0.588cm" svg:x="-0.82cm" svg:y="-1.538cm"><text:p/><draw:enhanced-geometry svg:viewBox="0 0 21600 21600" draw:type="rectangle" draw:enhanced-path="M 0 0 L 21600 0 21600 21600 0 21600 0 0 Z N"/></draw:custom-shape>SERGI SABATÉ JARDÍ</text:p>
      <text:p text:style-name="P2"/>
      <text:p text:style-name="P2">Carrer Alt del Carme 18</text:p>
      <text:p text:style-name="P2">43201 Reus</text:p>
      <text:p text:style-name="P2">Fijo: 977311645 | Móvil: 649418977</text:p>
      <text:p text:style-name="P2"/>
      <text:p text:style-name="P2"/>
      <text:p text:style-name="P2"/>
      <text:p text:style-name="P3">RESUMEN</text:p>
      <text:p text:style-name="P10"/>
      <text:p text:style-name="P4">Mi mayor virtud, que también es un defecto, es mi sinceridad radical, seguido van mis ganas de superarme y aprender algo nuevo cada día.</text:p>
      <text:p text:style-name="P46"><text:span text:style-name="T37">La experiencia laboral que aparece en este CV, es incompleta, empecé a trabajar a los 15 años, y desde entonces no he parado, para no extenderme inutilmente, solo detallo mis 3 últimos trabajos. </text:span></text:p>
      <text:p text:style-name="P46"><text:span text:style-name="T37">Mi experiencia laboral como informático es nula (nunca me han dado de alta en la SS para tal efecto), pero l</text:span>levo aprendiendo y estudiando informática, <text:span text:style-name="T38">y arreglando ordenadores y cacharros</text:span> desde los 9 años (tengo 34 ahora), con mi primer PC, un 286 Twinhead, el basic y MS-DOS, pero solo desde hace 2 años que estudio oficialmente, ahora mismo estoy cursando 4 cursos a la vez en Coursera ... </text:p>
      <text:p text:style-name="P16">Creo que la mejor manera de saber si alguien vale para un puesto, es probándolo.</text:p>
      <text:p text:style-name="P11"/>
      <text:p text:style-name="P18">FORMACIÓN</text:p>
      <text:p text:style-name="P14"/>
      <text:p text:style-name="P14"><text:tab/><text:span text:style-name="T4">Cambridge University</text:span></text:p>
      <text:p text:style-name="P15"><text:tab/><text:span text:style-name="T22">Reus</text:span></text:p>
      <text:p text:style-name="P17"><text:span text:style-name="T26"><text:tab/></text:span><text:span text:style-name="T28">P.E.T. (Preliminary English Test)</text:span><text:span text:style-name="T26"><text:tab/><text:tab/><text:tab/><text:tab/><text:tab/>1998</text:span></text:p>
      <text:p text:style-name="P13"/>
      <text:p text:style-name="P13"><text:tab/>I.E.S. Salvador Vilaseca</text:p>
      <text:p text:style-name="P19"><text:tab/><text:span text:style-name="T31">Reus</text:span></text:p>
      <text:p text:style-name="P21"><text:span text:style-name="T31"><text:tab/></text:span><text:span text:style-name="T33">Título de Bachillerato</text:span><text:span text:style-name="T32"><text:tab/></text:span><text:span text:style-name="T5"><text:tab/><text:tab/><text:tab/><text:tab/><text:tab/><text:tab/></text:span><text:span text:style-name="T23">1999</text:span></text:p>
      <text:p text:style-name="P20"/>
      <text:p text:style-name="P21"><text:span text:style-name="T5"><text:tab/></text:span><text:span text:style-name="T6">Instituto CB Tech</text:span></text:p>
      <text:p text:style-name="P20"><text:tab/><text:span text:style-name="T22">Argentina</text:span></text:p>
      <text:p text:style-name="P22"><text:span text:style-name="T26"><text:tab/></text:span><text:span text:style-name="T28">Experto en administración y seguridad de redes informáticas</text:span><text:span text:style-name="T26"><text:tab/><text:tab/>2015</text:span></text:p>
      <text:p text:style-name="P20"/>
      <text:p text:style-name="P5"><text:span text:style-name="T2"><text:tab/></text:span><text:span text:style-name="T3">Linux Foundation</text:span></text:p>
      <text:p text:style-name="P6"><text:tab/><text:span text:style-name="T22">Internet</text:span></text:p>
      <text:p text:style-name="P9"><text:span text:style-name="T26"><text:tab/></text:span><text:span text:style-name="T28">Administrador de Sistemas Gnu/Linux</text:span><text:span text:style-name="T26"><text:tab/><text:tab/><text:tab/><text:tab/><text:tab/>2015</text:span></text:p>
      <text:p text:style-name="P6"/>
      <text:p text:style-name="P6"/>
      <text:p text:style-name="P27">DIPLOMAS</text:p>
      <text:p text:style-name="P28"><text:tab/></text:p>
      <text:p text:style-name="P7"><text:span text:style-name="T7"><text:tab/></text:span><text:span text:style-name="T16">En </text:span><text:span text:style-name="T17">los</text:span><text:span text:style-name="T16"> siguiente</text:span><text:span text:style-name="T17">s</text:span><text:span text:style-name="T16"> </text:span><text:span text:style-name="T19">enlaces</text:span><text:span text:style-name="T16"> aparecen todos </text:span><text:span text:style-name="T18">mis</text:span><text:span text:style-name="T16"> diplomas con “link” de verificación:  </text:span></text:p>
      <text:p text:style-name="P11"><text:span text:style-name="T22"><text:tab/></text:span><text:a xlink:type="simple" xlink:href="https://www.linkedin.com/in/sergi-sabaté-387377106?trk=hp-identity-name" text:style-name="Internet_20_link" text:visited-style-name="Visited_20_Internet_20_Link"><text:span text:style-name="T24">https://www.linkedin.com/in/sergi-sabat%C3%A9-387377106?trk=hp-identity-name</text:span></text:a></text:p>
      <text:p text:style-name="P12"><text:span text:style-name="T22"><text:tab/></text:span><text:span text:style-name="T25">https://www.cybrary.it/members/sscorpion/</text:span></text:p>
      <text:p text:style-name="P5"/>
      <text:p text:style-name="P43"><draw:custom-shape text:anchor-type="paragraph" draw:z-index="1" draw:name="Forma1" draw:style-name="gr2" svg:width="18.238cm" svg:height="0.588cm" svg:x="-0.534cm" svg:y="-1.538cm"><text:p/><draw:enhanced-geometry svg:viewBox="0 0 21600 21600" draw:type="rectangle" draw:enhanced-path="M 0 0 L 21600 0 21600 21600 0 21600 0 0 Z N"/></draw:custom-shape><text:soft-page-break/>APTITUDES</text:p>
      <text:section text:style-name="Sect1" text:name="Sección1">
        <text:list xml:id="list1972850510386452484" text:style-name="L1">
          <text:list-item>
            <text:p text:style-name="P32">Excelente capacidad de resolución de problemas.</text:p>
          </text:list-item>
          <text:list-item>
            <text:p text:style-name="P30">Excelentes habilidades de diagnóstico.</text:p>
          </text:list-item>
          <text:list-item>
            <text:p text:style-name="P31"><text:span text:style-name="T35">P</text:span>ersona autodidacta, <text:span text:style-name="T35">emprendedora</text:span> y bastante inteligente.</text:p>
          </text:list-item>
          <text:list-item>
            <text:p text:style-name="P31">Me gustan los retos, las cosas fáciles me aburren.</text:p>
          </text:list-item>
          <text:list-item>
            <text:p text:style-name="P31"><text:span text:style-name="T35">E</text:span>xtremadamente puntual y algo "maniático" con algunas cosas que para otros no tienen importancia.</text:p>
          </text:list-item>
          <text:list-item>
            <text:p text:style-name="P31">Carnés de conducir A, B y C, y el CAP al d<text:span text:style-name="T38">í</text:span>a.</text:p>
          </text:list-item>
          <text:list-item>
            <text:p text:style-name="P30">Dominio de Python y nociones de Ruby y PHP.</text:p>
          </text:list-item>
          <text:list-item>
            <text:p text:style-name="P30">Dominio de HTML5, CSS3 y Javascript (también JQuery y Angular JS).</text:p>
          </text:list-item>
          <text:list-item>
            <text:p text:style-name="P30">Dominio de GIT, Grunt y Gulp.</text:p>
          </text:list-item>
          <text:list-item>
            <text:p text:style-name="P30">Windows y GNU/Linux, sobre todo GNU/Linux.</text:p>
          </text:list-item>
          <text:list-item>
            <text:p text:style-name="P30">Aplicaciones de privacidad de datos.</text:p>
          </text:list-item>
          <text:list-item>
            <text:p text:style-name="P40"><text:span text:style-name="T11">Supervisión </text:span><text:span text:style-name="T12">y mantenimiento</text:span><text:span text:style-name="T11"> de portales y sitios web.</text:span></text:p>
          </text:list-item>
          <text:list-item>
            <text:p text:style-name="P30">Mantenimiento <text:span text:style-name="T34">y actualización </text:span>de redes.</text:p>
          </text:list-item>
          <text:list-item>
            <text:p text:style-name="P30">Actualizaciones de sistemas.</text:p>
          </text:list-item>
          <text:list-item>
            <text:p text:style-name="P30">Recuperación y copia de seguridad de datos.</text:p>
          </text:list-item>
          <text:list-item>
            <text:p text:style-name="P30">Cr<text:span text:style-name="T38">i</text:span>ptograf<text:span text:style-name="T38">í</text:span>a y encripta<text:span text:style-name="T38">ción</text:span> de datos (PGP).</text:p>
          </text:list-item>
          <text:list-item>
            <text:p text:style-name="P30">Experto en Hardware.</text:p>
          </text:list-item>
          <text:list-item>
            <text:p text:style-name="P31">Diseño de bases de datos (SQL).</text:p>
            <text:p text:style-name="P33"/>
          </text:list-item>
        </text:list>
      </text:section>
      <text:p text:style-name="P37"/>
      <text:p text:style-name="P44">HISTORIAL LABORAL</text:p>
      <text:p text:style-name="P8"><text:span text:style-name="T10">Propietario, encargado y dependiente.<text:tab/><text:tab/><text:tab/><text:tab/><text:tab/><text:tab/><text:tab/><text:tab/></text:span><text:span text:style-name="T9">2008 - hoy</text:span></text:p>
      <text:p text:style-name="P29"><text:span text:style-name="T10">Yamuna King</text:span><text:span text:style-name="T8"> - Reus</text:span><text:span text:style-name="T15"><text:tab/></text:span></text:p>
      <text:list xml:id="list8015522153522341205" text:style-name="L2">
        <text:list-item>
          <text:p text:style-name="P38">Montaje del mobiliario, decoración y pintura.</text:p>
        </text:list-item>
        <text:list-item>
          <text:p text:style-name="P38">Gestión del papeleo pertinente para abrir el negocio, desde el proyecto de negocio,<text:line-break/>hasta darme de alta en la seguridad social, hacienda etc.</text:p>
        </text:list-item>
        <text:list-item>
          <text:p text:style-name="P38">Gestión de compras e inventario de la tienda.</text:p>
        </text:list-item>
        <text:list-item>
          <text:p text:style-name="P38">Atención al cliente.</text:p>
        </text:list-item>
        <text:list-item>
          <text:p text:style-name="P38">Creación de una tienda on-line para ampliar las ventas. (actualmente off-line)</text:p>
        </text:list-item>
        <text:list-item>
          <text:p text:style-name="P38">Montaje del cartel luminoso de la entrada.</text:p>
        </text:list-item>
        <text:list-item>
          <text:p text:style-name="P38">Creac<text:span text:style-name="T38">ió</text:span>n de un banco de semillas propio, marca registrada 4x4.</text:p>
        </text:list-item>
        <text:list-item>
          <text:p text:style-name="P39">Servicios de jardinería doméstica personalizados. <text:tab/></text:p>
        </text:list-item>
      </text:list>
      <text:p text:style-name="P23"/>
      <text:p text:style-name="P23">Oficial de 1º y chófer.<text:tab/><text:tab/><text:tab/><text:tab/><text:tab/><text:tab/><text:tab/><text:tab/><text:tab/><text:tab/><text:span text:style-name="T20">2006-2007</text:span></text:p>
      <text:p text:style-name="P24"><text:span text:style-name="T29">Regs Prats S.L.</text:span><text:span text:style-name="T36"> - Vila-Seca</text:span></text:p>
      <text:list xml:id="list185741995563565" text:continue-numbering="true" text:style-name="L2">
        <text:list-item>
          <text:p text:style-name="P34">Instalación de conducciones hidráulicas, pluviales y fecales.</text:p>
        </text:list-item>
        <text:list-item>
          <text:p text:style-name="P34">Excavación de zanjas para la posterior colocación de tuber<text:span text:style-name="T38">í</text:span>as.</text:p>
        </text:list-item>
        <text:list-item>
          <text:p text:style-name="P34">Uso de maquinaria pesada como compresores neumáticos y retro-excavadoras.</text:p>
        </text:list-item>
        <text:list-item>
          <text:p text:style-name="P41"><text:span text:style-name="T13">Conducción y mane</text:span><text:span text:style-name="T14">j</text:span><text:span text:style-name="T13">o de camión gr</text:span><text:span text:style-name="T14">ú</text:span><text:span text:style-name="T13">a (carné C).</text:span></text:p>
        </text:list-item>
        <text:list-item>
          <text:p text:style-name="P34">Cargar y descargar material, de la obra o ir a comprarlo.</text:p>
        </text:list-item>
        <text:list-item>
          <text:p text:style-name="P34">Instalación de riegos automáticos y re-plantación de césped.</text:p>
        </text:list-item>
        <text:list-item>
          <text:p text:style-name="P36">Soldadura de tubos de PVC con máquina especial.</text:p>
        </text:list-item>
      </text:list>
      <text:p text:style-name="P45"/>
      <text:p text:style-name="P26"><text:span text:style-name="T27">Oficial de 2ª .<text:tab/><text:tab/><text:tab/><text:tab/><text:tab/><text:tab/><text:tab/><text:tab/><text:tab/><text:tab/><text:tab/></text:span><text:span text:style-name="T21">2004-2006</text:span></text:p>
      <text:p text:style-name="P25"><text:span text:style-name="T29">Regs </text:span><text:span text:style-name="T30">Guinovart</text:span><text:span text:style-name="T29"> S.L.</text:span><text:span text:style-name="T36"> - Reus</text:span></text:p>
      <text:list xml:id="list185742038227877" text:continue-numbering="true" text:style-name="L2">
        <text:list-item>
          <text:p text:style-name="P35">Instalación de conducciones hidráulicas, pluviales y fecales.</text:p>
        </text:list-item>
        <text:list-item>
          <text:p text:style-name="P35">Excavación de zanjas para la posterior colocación de tuber<text:span text:style-name="T38">í</text:span>as.</text:p>
        </text:list-item>
        <text:list-item>
          <text:p text:style-name="P42"><text:span text:style-name="T13">Uso de maquinaria pesada como </text:span><text:span text:style-name="T14">perforadoras de hormigón, taladros y sierras circulares.</text:span></text:p>
        </text:list-item>
        <text:list-item>
          <text:p text:style-name="P36">Pintura de verjas y puertas metálicas.</text:p>
        </text:list-item>
        <text:list-item>
          <text:p text:style-name="P35">Instalación de riegos automáticos y re-plantación de césped.</text:p>
        </text:list-item>
        <text:list-item>
          <text:p text:style-name="P36">Soldadura de tubos de PVC con máquina especial.</text:p>
        </text:list-item>
        <text:list-item>
          <text:p text:style-name="P36">Organizac<text:span text:style-name="T38">i</text:span>ón del almacén y pedido de material necesario.</text:p>
        </text:list-item>
        <text:list-item>
          <text:p text:style-name="P36">Conducción de toro elevad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Verdana" svg:font-family="Verdana, Arial, sans-serif"/>
    <style:font-face style:name="Verdana2" svg:font-family="Verdana" style:font-family-generic="swiss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9:24:34.819901628</meta:creation-date>
    <dc:date>2016-12-01T18:57:40.593111848</dc:date>
    <meta:editing-duration>PT42M31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2" meta:paragraph-count="77" meta:word-count="608" meta:character-count="3820" meta:non-whitespace-character-count="3265"/>
  </office:meta>
</office:document-meta>
</file>